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07489a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ffb4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7489a" officeooo:paragraph-rsid="0007489a"/>
    </style:style>
    <style:style style:name="P9" style:family="paragraph" style:parent-style-name="Standard">
      <style:text-properties style:text-underline-style="none" officeooo:rsid="0008620b" officeooo:paragraph-rsid="0008620b"/>
    </style:style>
    <style:style style:name="P10" style:family="paragraph" style:parent-style-name="Standard">
      <style:text-properties style:text-underline-style="none" officeooo:rsid="00075a98" officeooo:paragraph-rsid="00064778"/>
    </style:style>
    <style:style style:name="P11" style:family="paragraph" style:parent-style-name="Standard">
      <style:text-properties style:text-underline-style="none" officeooo:rsid="000a0689" officeooo:paragraph-rsid="000a068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3" style:family="paragraph" style:parent-style-name="Standard">
      <style:text-properties officeooo:rsid="000afc83" officeooo:paragraph-rsid="000afc83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</style:style>
    <style:style style:name="P17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2f953"/>
    </style:style>
    <style:style style:name="T2" style:family="text">
      <style:text-properties officeooo:rsid="0008620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fc83"/>
    </style:style>
    <style:style style:name="T5" style:family="text">
      <style:text-properties officeooo:rsid="001004c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01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a de montagem – Circuito impresso</text:p>
      <text:p text:style-name="P2"/>
      <text:p text:style-name="P2">Modelo da placa: Gerador de sinais AD98<text:span text:style-name="T5">50</text:span><text:tab/> versão: 0<text:span text:style-name="T5">1</text:span></text:p>
      <text:p text:style-name="P2">Ljcpcb order: _________________________________</text:p>
      <text:p text:style-name="P2">Data: ____/____/____</text:p>
      <text:p text:style-name="P2"/>
      <text:p text:style-name="P13"><text:span text:style-name="T3">Separação de material:</text:span> </text:p>
      <text:section text:style-name="Sect1" text:name="Seção1">
        <text:list xml:id="list1120968534"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3"/>
      <text:p text:style-name="P2"><text:span text:style-name="T3">Separação de </text:span><text:span text:style-name="T4">componentes</text:span></text:p>
      <text:p text:style-name="P3"><draw:custom-shape text:anchor-type="paragraph" draw:z-index="0" draw:name="Forma 1" draw:style-name="gr2" draw:text-style-name="P16" svg:width="8.843cm" svg:height="4.012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3" draw:text-style-name="P15" svg:width="8.762cm" svg:height="4.384cm" svg:x="9.01cm" svg:y="0.483cm"><draw:text-box><text:p><text:span text:style-name="T6">Resistores</text:span> (designador – quantidade - valor)</text:p><text:p><text:tab/>R1,R2 <text:tab/>– 2 – 1,2k</text:p><text:p><text:tab/>R3<text:tab/>– 1 – 390</text:p><text:p><text:tab/>R4<text:tab/>– 1 – 240</text:p><text:p><text:tab/>R5,R6<text:tab/>– 2 – 51k</text:p><text:p><text:tab/>R7,R8<text:tab/>– 2 – 4,7k</text:p><text:p><text:tab/>R9,R10,R11,R12,R13,R14 – 6 - 160k</text:p><text:p><text:tab/></text:p><text:p/></draw:text-box></draw:frame><draw:custom-shape text:anchor-type="paragraph" draw:z-index="9" draw:name="Forma 2" draw:style-name="gr2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Quadro de texto 2" draw:style-name="gr1" draw:text-style-name="P15" svg:width="8.58cm" svg:height="3.948cm" svg:x="9.192cm" svg:y="0.436cm"><draw:text-box><text:p><text:span text:style-name="T6">Capacitores</text:span> (designador – quantidade - valor)</text:p><text:p><text:tab/><text:span text:style-name="T7">C1, C2, C3, C4, C5, C6</text:span> – 6 – 100n</text:p><text:p><text:tab/></text:p><text:p><text:tab/></text:p><text:p/></draw:text-box></draw:frame><draw:custom-shape text:anchor-type="paragraph" draw:z-index="10" draw:name="Forma 3" draw:style-name="gr2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name="Quadro de texto 3" draw:style-name="gr1" draw:text-style-name="P15" svg:width="8.54cm" svg:height="3.948cm" svg:x="9.232cm" svg:y="0.436cm"><draw:text-box><text:p><text:span text:style-name="T6">LEDs</text:span> (designador – quantidade - valor)</text:p><text:p text:style-name="P17"><text:tab/><text:span text:style-name="T7">L+3.3v1</text:span> – 1 – <text:span text:style-name="T7">Yelow</text:span></text:p><text:p text:style-name="P17"><text:tab/><text:span text:style-name="T7">L+5v1</text:span><text:tab/>– 1 – <text:span text:style-name="T7">Green</text:span></text:p><text:p text:style-name="P17"><text:tab/><text:span text:style-name="T7">L+9v1</text:span><text:tab/>– 1 – <text:span text:style-name="T7">Blue</text:span></text:p><text:p text:style-name="P17"><text:tab/><text:span text:style-name="T7">L-9v1</text:span><text:tab/>– 1 – <text:span text:style-name="T7">Red</text:span></text:p><text:p/><text:p><text:tab/></text:p><text:p/></draw:text-box></draw:frame><draw:custom-shape text:anchor-type="paragraph" draw:z-index="11" draw:name="Forma 4" draw:style-name="gr2" draw:text-style-name="P16" svg:width="8.843cm" svg:height="4.012cm" svg:x="0.004cm" svg:y="4.796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4" draw:name="Quadro de texto 4" draw:style-name="gr3" draw:text-style-name="P15" svg:width="8.794cm" svg:height="4.384cm" svg:x="9.07cm" svg:y="0.362cm"><draw:text-box><text:p><text:span text:style-name="T6">CIs</text:span> (designador – quantidade - valor)</text:p><text:p><text:tab/>U1 – 1 – AD9850 module (necessário barra fêmea <text:s/>- 2 – 10 pinos)</text:p><text:p><text:tab/>U3,U6,U7 – 3 – dip8(ampop duplo)</text:p><text:p><text:tab/>U4,U5 – 2 – x9C10x module (necessário barra fêmea – 2 – 5 pinos)</text:p><text:p><text:s/></text:p><text:p/><text:p><text:tab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><draw:frame text:anchor-type="paragraph" draw:z-index="5" draw:name="Quadro de texto 5" draw:style-name="gr1" draw:text-style-name="P15" svg:width="9.566cm" svg:height="3.948cm" svg:x="9.091cm" svg:y="-1.221cm"><draw:text-box><text:p><text:span text:style-name="T6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draw:custom-shape text:anchor-type="paragraph" draw:z-index="12" draw:name="Forma 5" draw:style-name="gr2" draw:text-style-name="P16" svg:width="8.843cm" svg:height="4.012cm" svg:x="-0.018cm" svg:y="-1.145cm"><text:p/><draw:enhanced-geometry svg:viewBox="0 0 21600 21600" draw:type="rectangle" draw:enhanced-path="M 0 0 L 21600 0 21600 21600 0 21600 0 0 Z N"/></draw:custom-shape><draw:custom-shape text:anchor-type="paragraph" draw:z-index="13" draw:name="Forma 6" draw:style-name="gr2" draw:text-style-name="P16" svg:width="8.843cm" svg:height="4.012cm" svg:x="-0.018cm" svg:y="3.189cm"><text:p/><draw:enhanced-geometry svg:viewBox="0 0 21600 21600" draw:type="rectangle" draw:enhanced-path="M 0 0 L 21600 0 21600 21600 0 21600 0 0 Z N"/></draw:custom-shape><text:soft-page-break/><text:tab/><text:tab/></text:p>
      <text:p text:style-name="P7"><text:tab/><text:tab/></text:p>
      <text:p text:style-name="P7"/>
      <text:p text:style-name="P9"/>
      <text:p text:style-name="P8"/>
      <text:p text:style-name="P10"/>
      <text:p text:style-name="P10"><draw:custom-shape text:anchor-type="paragraph" draw:z-index="14" draw:name="Forma 7" draw:style-name="gr2" draw:text-style-name="P16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6" draw:name="Quadro de texto 6" draw:style-name="gr1" draw:text-style-name="P15" svg:width="8.762cm" svg:height="3.948cm" svg:x="9.01cm" svg:y="0.358cm"><draw:text-box><text:p><text:span text:style-name="T6">Barra fêmea</text:span> (designador – quantidade - valor)</text:p><text:p><text:tab/>J9 – 1 – 05 pinos (para fixação do encoder)</text:p><text:p><text:tab/></text:p><text:p><text:tab/></text:p><text:p/></draw:text-box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5" draw:name="Forma 8" draw:style-name="gr2" draw:text-style-name="P16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17" draw:name="Quadro de texto 9" draw:style-name="gr1" draw:text-style-name="P15" svg:width="9.035cm" svg:height="3.948cm" svg:x="8.989cm" svg:y="0.125cm"><draw:text-box><text:p><text:span text:style-name="T6">Barra macho</text:span> (designador – quantidade - valor)</text:p><text:p><text:tab/>J4,J5 – 2 – 02 pinos </text:p><text:p><text:tab/><text:tab/>J6,J7,J8 – 3 – 03 pinos </text:p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6" draw:name="Forma 9" draw:style-name="gr2" draw:text-style-name="P16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7" draw:name="Quadro de texto 7" draw:style-name="gr1" draw:text-style-name="P15" svg:width="9.035cm" svg:height="3.948cm" svg:x="8.969cm" svg:y="0.161cm"><draw:text-box><text:p><text:span text:style-name="T6">Barra macho 90º</text:span> (designador – quantidade - valor)</text:p><text:p><text:tab/>J10 – 1 – 08 pinos </text:p><text:p><text:tab/><text:tab/>J11 – 1 – 05 pinos </text:p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8" draw:name="Quadro de texto 8" draw:style-name="gr1" draw:text-style-name="P15" svg:width="8.995cm" svg:height="3.948cm" svg:x="8.987cm" svg:y="0.148cm"><draw:text-box><text:p><text:span text:style-name="T6">Microcontrolador</text:span> (designador – quantidade - valor)</text:p><text:p><text:tab/>U2 – 1 – stm32 ( 2 barras fêmeas 20 pinos)</text:p><text:p/><text:p><text:tab/></text:p><text:p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úmero de placas restantes:</text:p>
      <text:p text:style-name="P11"/>
      <text:p text:style-name="P5">Componentes próximos de acabarem:</text:p>
      <text:p text:style-name="P5"/>
      <text:p text:style-name="P5"/>
      <text:p text:style-name="P6">Componentes que foram substituídos:</text:p>
      <text:p text:style-name="P11"/>
      <text:p text:style-name="P11"/>
      <text:p text:style-name="P11"><text:span text:style-name="T3">Componentes em falta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07489a" style:font-size-asian="9pt" style:font-size-complex="9pt"/>
    </style:style>
    <style:style style:name="MT1" style:family="text">
      <style:text-properties officeooo:rsid="0012f953"/>
    </style:style>
    <style:style style:name="MT2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ia de montagem – Gerador de sinais AD98<text:span text:style-name="MT1">50</text:span> V0<text:span text:style-name="MT1">1</text:span> - JLCPCB order:______________________ page <text:page-number text:select-page="current">2</text:page-number><text:span text:style-name="MT2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15T13:12:40.650800801</dc:date>
    <meta:editing-duration>PT2H13M15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6" meta:character-count="614" meta:non-whitespace-character-count="546"/>
  </office:meta>
</office:document-meta>
</file>